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left="0cm" fo:margin-right="0cm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6pt" fo:font-weight="bold" officeooo:rsid="000b2d9b" style:font-size-asian="16pt" style:font-weight-asian="bold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2">4.<text:tab/></text:span></text:span><text:span text:style-name="Fonte_20_parág._20_padrão"><text:span text:style-name="T1">Glossári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7:00Z</meta:creation-date>
    <dc:date>2015-11-30T18:43:39.446697023</dc:date>
    <meta:editing-cycles>3</meta:editing-cycles>
    <meta:editing-duration>PT31S</meta:editing-duration>
    <meta:document-statistic meta:table-count="0" meta:image-count="0" meta:object-count="0" meta:page-count="1" meta:paragraph-count="1" meta:word-count="2" meta:character-count="12" meta:non-whitespace-character-count="11"/>
    <meta:template xlink:type="simple" xlink:actuate="onRequest" xlink:title="" xlink:href="Normal.dotm"/>
  </office:meta>
</office:document-meta>
</file>